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8in"/>
    </style:style>
    <style:style style:name="co2" style:family="table-column">
      <style:table-column-properties fo:break-before="auto" style:column-width="1.8071in"/>
    </style:style>
    <style:style style:name="co3" style:family="table-column">
      <style:table-column-properties fo:break-before="auto" style:column-width="5.3945in"/>
    </style:style>
    <style:style style:name="co4" style:family="table-column">
      <style:table-column-properties fo:break-before="auto" style:column-width="2.7173in"/>
    </style:style>
    <style:style style:name="co5" style:family="table-column">
      <style:table-column-properties fo:break-before="auto" style:column-width="0.8925in"/>
    </style:style>
    <style:style style:name="ro1" style:family="table-row">
      <style:table-row-properties style:row-height="0.2374in" fo:break-before="auto" style:use-optimal-row-height="false"/>
    </style:style>
    <style:style style:name="ro2" style:family="table-row">
      <style:table-row-properties style:row-height="0.1665in" fo:break-before="auto" style:use-optimal-row-height="true"/>
    </style:style>
    <style:style style:name="ro3" style:family="table-row">
      <style:table-row-properties style:row-height="8.9272in" fo:break-before="auto" style:use-optimal-row-height="true"/>
    </style:style>
    <style:style style:name="ro4" style:family="table-row">
      <style:table-row-properties style:row-height="6.8799in" fo:break-before="auto" style:use-optimal-row-height="true"/>
    </style:style>
    <style:style style:name="ro5" style:family="table-row">
      <style:table-row-properties style:row-height="7.4654in" fo:break-before="auto" style:use-optimal-row-height="true"/>
    </style:style>
    <style:style style:name="ro6" style:family="table-row">
      <style:table-row-properties style:row-height="4.8335in" fo:break-before="auto" style:use-optimal-row-height="true"/>
    </style:style>
    <style:style style:name="ro7" style:family="table-row">
      <style:table-row-properties style:row-height="7.0264in" fo:break-before="auto" style:use-optimal-row-height="true"/>
    </style:style>
    <style:style style:name="ro8" style:family="table-row">
      <style:table-row-properties style:row-height="6.4417in" fo:break-before="auto" style:use-optimal-row-height="true"/>
    </style:style>
    <style:style style:name="ro9" style:family="table-row">
      <style:table-row-properties style:row-height="6.2953in" fo:break-before="auto" style:use-optimal-row-height="true"/>
    </style:style>
    <style:style style:name="ro10" style:family="table-row">
      <style:table-row-properties style:row-height="5.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h2</text:p>
          </table:table-cell>
          <table:table-cell office:value-type="string">
            <text:p>content</text:p>
          </table:table-cell>
          <table:table-cell table:number-columns-repeated="2"/>
        </table:table-row>
        <table:table-row table:style-name="ro1">
          <table:table-cell office:value-type="string">
            <text:p>[DEVICE] Rem</text:p>
          </table:table-cell>
          <table:table-cell office:value-type="string">
            <text:p>Velkommen til din nye [DEVICE] rem, som du har ledt efter! Vores lager er fyldt med remme til [DEVICE] i alle slags farver og materialer, så har du rig mulighed for at finde lige den urrem som passer til dig, dit håndled, ur og dagligdag. Du finder urremme i forskellige materialer og farver, som gør at du kan finde en urrem, der passer til din dag, uanset om det er en ganske almindelig dag, eller det er en særlig begivenhed. </text:p>
            <text:p>Hvis du mangler en erstatningsrem til dit smartwatch i tilfælde af, at din nuværende rem bliver for slidt, så har vi også en lange rækkke billige [DEVICE] remme, som er klar til at blive sendt hjem til dig i dag. Velkommen til danmarks største udvalg af [DEVICE] remme!</text:p>
          </table:table-cell>
          <table:table-cell table:number-columns-repeated="2"/>
        </table:table-row>
        <table:table-row table:style-name="ro1">
          <table:table-cell office:value-type="string">
            <text:p>[DEVICE] Remme</text:p>
          </table:table-cell>
          <table:table-cell office:value-type="string">
            <text:p>Velkommen til danmarks største udvalg af [DEVICE] remme! Hos urrem.dk finder du et stort sortiment af remme til [DEVICE]. Vi har netop den rem, som du går og mangler.</text:p>
            <text:p>Hvad enten du har brug for en erstatningrem, hvis din nuværende ikke holder længere eller hvis du har brug for en ekstra, så du har lidt af vælge i mellem.</text:p>
            <text:p>Du kan finde smartwatch urremme i læder, metal, silikone og nylon, der er simpelthen mange muligheder for at personligegøre dit ur yderligere.</text:p>
          </table:table-cell>
          <table:table-cell table:number-columns-repeated="2"/>
        </table:table-row>
        <table:table-row table:style-name="ro1">
          <table:table-cell office:value-type="string">
            <text:p>[DEVICE] Urrem</text:p>
          </table:table-cell>
          <table:table-cell office:value-type="string">
            <text:p>Hvis det er på tide at udskifte din nuværende [DEVICE] urrem, så er du havnet det rigtige sted. Her har du nemlig et hav af muligheder, for at give dit smartwatch et helt nyt look.</text:p>
            <text:p>Hvad enten du skal bruge dit ur til festlige begivenheder, til hverdag eller sport. Vores lager er fyldt med remme til [DEVICE] i mange forskellige farver og materialer, så du har rig mulighed for at finde netop den rem, som du måtte mangle. Husk at hvis du køber for mere end 199kr, betaler vi fragten. Så hvorfor ikke købe en ekstra? Så har du flere forskellige urremme, som du kan skifte efter behov.</text:p>
          </table:table-cell>
          <table:table-cell table:number-columns-repeated="2"/>
        </table:table-row>
        <table:table-row table:style-name="ro1">
          <table:table-cell office:value-type="string">
            <text:p>[DEVICE] Urrem</text:p>
          </table:table-cell>
          <table:table-cell office:value-type="string">
            <text:p>Er du på udkig efter en ny [DEVICE] urrem? Den gamle holder måske ikke længere, og du mangler en erstatningsrem? Det kan selvfølgelig også være at du har lyst til at have nogle ekstra urremme liggende.</text:p>
            <text:p>Uanset hvad så har vi et stort sortiment af [DEVICE] urremme, så du kan finde netop den rem, som passer til din dag og smartwatch.</text:p>
            <text:p>Du finder vores remme i mange forskellige farver og materialer, alle sammen ligger klar til at blive sendt direkte hjem til dig.</text:p>
            <text:p/>
          </table:table-cell>
          <table:table-cell table:number-columns-repeated="2"/>
        </table:table-row>
        <table:table-row table:style-name="ro1">
          <table:table-cell office:value-type="string">
            <text:p>[DEVICE] Urremme</text:p>
          </table:table-cell>
          <table:table-cell office:value-type="string">
            <text:p>Trænger du til nyt look, så kan en af vores mange [DEVICE] urremme gøre det for dig. Der skal faktisk ikke så meget til før at dit ur kommer til at se anderledes ud. Hvis du f.eks har en siliconerem eller en læderrem, så udstråler du hurtigt et helt andet udtryk. Med vores remme til [DEVICE] har du mangler muligheder for at finde det look som passer til din dag og smartwatch.</text:p>
            <text:p>Du kan have en læderurrem til forretningsmødet og en silikoneurrem til løbeturen. Vi tilbyder &lt;b&gt;gratis fragt&lt;/b&gt;, når du køber for mere end 199kr, så du kan benytte muligheden for at fylde skuffen op med ekstraremme, så du har noget at vælge i mellem</text:p>
          </table:table-cell>
          <table:table-cell table:number-columns-repeated="2"/>
        </table:table-row>
        <table:table-row table:style-name="ro1">
          <table:table-cell office:value-type="string">
            <text:p>Rem til [DEVICE]</text:p>
          </table:table-cell>
          <table:table-cell office:value-type="string">
            <text:p>Hvis du klikker rundt og leder efter en ny rem til [DEVICE], så kan du stoppe klikkeriet nu. Du er nemlig landet på danmarks største udvalg af smartwatch urremme, så du kan helt sikkert finde netop den urrem, som du drømmer om.</text:p>
            <text:p>Vores remme til [DEVICE] kan fås i mange forskellige materialer, som f.eks metal, læder eller stof. Der er mange muligheder for at give dit ur et helt nyt look og det kan endda føles som om du har fået et helt nyt smartwatch i hånden, når du også får en ny rem på.</text:p>
            <text:p>Remmene du finder på vores side er til billige priser, så du får værdi for pengene. Køber du for mere end 199 kroner, så får du leveringen betalt af os.</text:p>
          </table:table-cell>
          <table:table-cell table:number-columns-repeated="2"/>
        </table:table-row>
        <table:table-row table:style-name="ro1">
          <table:table-cell office:value-type="string">
            <text:p>Remme til [DEVICE]</text:p>
          </table:table-cell>
          <table:table-cell office:value-type="string">
            <text:p>Velkommen til et stort udvalg af remme til [DEVICE]. Vi har lige den urrem, som du mangler til dit smartwatch.</text:p>
            <text:p>Mange af de urremme du kan se her på siden er universelle remme, så de passer til dit ur og mange andre. Vores urremme har en perfekt pasform til dit ur.</text:p>
            <text:p>Vi har sat vores priser ned, så du kan finde en &lt;b&gt;billig [DEVICE] rem&lt;/b&gt;, det betyder også at du har rig mulighed for at købe flere, så du også kan få gratis fragt med i købet.</text:p>
          </table:table-cell>
          <table:table-cell table:number-columns-repeated="2"/>
        </table:table-row>
        <table:table-row table:style-name="ro1">
          <table:table-cell office:value-type="string">
            <text:p>Urrem til [DEVICE]</text:p>
          </table:table-cell>
          <table:table-cell office:value-type="string">
            <text:p>Mangler du en urrem til [DEVICE]? Du kan med garanti finde den her! Om du skal til en festlig lejlighed, et møde eller har brug for en rem til aktiv hverdag, så finder smartwatch urremme, der passer perfekt til dit ur her.</text:p>
            <text:p>Vi har et stort udvalg af alverdens slags forskellige remme.</text:p>
            <text:p>Remmene er nemme at udskifte, du kan hurtigt skifte til en ny rem, hvad end din dag måtte byde på. Når du køber for mere end 199 kroner, så &lt;b&gt;betaler vi fragten&lt;/b&gt;.</text:p>
            <text:p>Det betyder at du kan fylde kurven op med [DEVICE] urremme, uden at skulle bekymre dig om leveringen.</text:p>
          </table:table-cell>
          <table:table-cell table:number-columns-repeated="2"/>
        </table:table-row>
        <table:table-row table:style-name="ro1">
          <table:table-cell office:value-type="string">
            <text:p>Urremme til [DEVICE]</text:p>
          </table:table-cell>
          <table:table-cell office:value-type="string">
            <text:p>Velkommen til danmarks største udvalg af &lt;b&gt;urremme til [DEVICE]&lt;/b&gt;. Vi har vores varehus proppet med alle slage remme, som du kan bestille i dag.</text:p>
            <text:p>Vi har både elegante remme i metal eller læder, der passer til hverdagen og vi har bløde silikone urremme, der passer til den aktive livsstil.</text:p>
            <text:p>Fælles for dem alle er at det er til billige priser, der er til at betale. Alle vores uremme er også nemme at skifte.</text:p>
          </table:table-cell>
          <table:table-cell table:number-columns-repeated="2"/>
        </table:table-row>
        <table:table-row table:style-name="ro1" table:number-rows-repeated="1048565">
          <table:table-cell table:number-columns-repeated="4"/>
        </table:table-row>
        <table:table-row table:style-name="ro1">
          <table:table-cell table:number-columns-repeated="4"/>
        </table:table-row>
      </table:table>
      <table:table table:name="se" table:style-name="ta1" table:print="false">
        <table:table-column table:style-name="co5" table:number-columns-repeated="2" table:default-cell-style-name="ce1"/>
        <table:table-row table:style-name="ro2">
          <table:table-cell table:style-name="Default" office:value-type="string">
            <text:p>h2</text:p>
          </table:table-cell>
          <table:table-cell table:style-name="Default" office:value-type="string">
            <text:p>content</text:p>
          </table:table-cell>
        </table:table-row>
        <table:table-row table:style-name="ro3">
          <table:table-cell office:value-type="string">
            <text:p>[DEVICE] Armband</text:p>
          </table:table-cell>
          <table:table-cell office:value-type="string">
            <text:p>Äntligen har du kommit till stället där du kommer hitta det nya [DEVICE] armbandet som du letat efter! Vårt lager är fyllt med armband till [DEVICE] i alla möjliga färger och material, så att du kan välja mellan massa produkter som passar din klocka, handled och livsstil. I vårt stora sortiment fyllt med produkter i olika stilar, material och färger kan du hitta någonting som passar just dig perfekt, oavsett om du letar efter ett nytt klockarmband till löpspåret, kontoret, festen eller bara när du ligger hemma på soffan. Om du letar efter en ersättning till ditt gamla, slitna klockarmband så har vi dessutom ett stort utbud av billiga [DEVICE] armband som är redo att skickas idag (precis som allt annat!). Välkommen till Sveriges största urval av [DEVICE] klockarmband!</text:p>
          </table:table-cell>
        </table:table-row>
        <table:table-row table:style-name="ro4">
          <table:table-cell office:value-type="string">
            <text:p>[DEVICE] Armband</text:p>
          </table:table-cell>
          <table:table-cell office:value-type="string">
            <text:p>Välkommen till Sveriges största utbud av [DEVICE] armband! Hos klockarmband.se hittar du ett brett sortiment av klockarmband till din [DEVICE] - och vi tror att vi har precis det armband som du letat efter. Oavsett som du behöver ett snyggt och enkelt ersättningsarmband för att ditt nuvarande behöver bytas, eller om du bara skulle vilja ha ett extra för lite variation så har du kommit till rätt plats. Du kan hitta armband till din smartwatch i allt från läder och metall till silikon och nylon - så det finns massor med alternativ när det kommer till att göra din klocka lite mer personlig än innan. </text:p>
          </table:table-cell>
        </table:table-row>
        <table:table-row table:style-name="ro5">
          <table:table-cell office:value-type="string">
            <text:p>[DEVICE] Klockarmband</text:p>
          </table:table-cell>
          <table:table-cell office:value-type="string">
            <text:p>Om det är dags att byta ut ditt nuvarande [DEVICE] klockarmband så har du kommit till helt rätt ställe. Hos oss hittar du nämligen ett stor mängd alternativ för att ge din smartklocka ett helt nytt utseende - oavsett om du ska på fest, bara använda din [DEVICE] till vardags eller ut i elljusspåret. Vårt lager är fullt till bredden av armband i massor med olika färger, stilar och material, så att du ska ha så största möjliga chans att hitta just den produkt som du saknat och letat efter. Kom dessutom ihåg att när du handlar för mer än 199kr så bjuder vi på frakten - så varför inte passa på att handla lite extra? Det skadar aldrig att ha lite olika alternativ! </text:p>
          </table:table-cell>
        </table:table-row>
        <table:table-row table:style-name="ro6">
          <table:table-cell office:value-type="string">
            <text:p>[DEVICE] Klockarmband</text:p>
          </table:table-cell>
          <table:table-cell office:value-type="string">
            <text:p>Letar du efter ett nytt [DEVICE] klockarmband? Är ditt gamla kanske trasigt, och du på jakt efter en ersättning? Eller är det kanske så att du bara vill ha ett extra klockarmband hemma, så att du kan variera dig? Oavsett varför så har vi ett stort utbud av [DEVICE] klockarmband, så att du kan hitta just det armband som du letat efter. Vårt utbud finns i massvis med stilar, färger och material - och allt är redo att skickas hem till dig idag! </text:p>
          </table:table-cell>
        </table:table-row>
        <table:table-row table:style-name="ro3">
          <table:table-cell office:value-type="string">
            <text:p>[DEVICE] Klockarmband</text:p>
          </table:table-cell>
          <table:table-cell office:value-type="string">
            <text:p>Om du vill ha en ny look kan ett av våra många [DEVICE] klockarmband hjälpa dig på traven. Det behövs faktiskt inte mycket mer än ett armband för att det ska kännas som om du har en helt ny smartklocka sittandes på handleden. Ett armband i tidlöst läder eller stilig metall gör dig kanske mer redo för kontoret eller ett viktigt möte, medan ett i slitstarkt silikon eller andandes nylon är mer passande på gymmet eller ute på löprundan. Med vårt stora utbud av klockarmband till [DEVICE] har du ingen brist på alternativ för att hitta det material, den stil eller den färg dom passar dig, din vardag och din smartklocka bäst. Vi erbjuder också &lt;b&gt;fri frakt&lt;/b&gt; när du handlar för mer än 199kr, så att du kan passa på att skaffa dig klockarmband för alla tillfällen. </text:p>
          </table:table-cell>
        </table:table-row>
        <table:table-row table:style-name="ro7">
          <table:table-cell office:value-type="string">
            <text:p>Armband till [DEVICE]</text:p>
          </table:table-cell>
          <table:table-cell office:value-type="string">
            <text:p>Om du klickar runt och letar efter ett nytt armband till [DEVICE] så kan du sluta klicka nu. Väntan är över - du har landat på Sveriges största utbud av armband till smartklockor! Våra armband till [DEVICE] finns i många olika material som metall, silikon, läder, konstläder och tyg. Det finns många alternativ för att ge din klocka ett helt nytt utseende och det kan till och med kännas som att du har en helt ny smartklocka på armen när du får på dig ett nytt armband. Armbanden som du hittar hos oss är i hög kvalité och till låga priset, så att du får valuta för pengarna. Om du handlar för mer än 199kr så bjuder vi dessutom på leveransen!</text:p>
          </table:table-cell>
        </table:table-row>
        <table:table-row table:style-name="ro8">
          <table:table-cell office:value-type="string">
            <text:p>Armband till [DEVICE]</text:p>
          </table:table-cell>
          <table:table-cell office:value-type="string">
            <text:p>Välkommen till ett stort urval av armband till [DEVICE] - Sveriges största, faktiskt! Hos oss kan du hitta just det klockarmbandet som du behöver till din smartklocka. Många av armbanden som du hittar på denna sida är dessutom universella, så de passar till din klocka och många andra, och de har alla en perfekt och skön passform - både till din klocka och runt din handled. I vårt utbud av prispressade produkter kan du hitta ett &lt;b&gt;billigt [DEVICE] armband&lt;/b&gt;, vilket också innebär att du har möjligheten att köpa fler, så du även får fri frakt vid köpet. </text:p>
          </table:table-cell>
        </table:table-row>
        <table:table-row table:style-name="ro9">
          <table:table-cell office:value-type="string">
            <text:p>Klockarmband til [DEVICE]</text:p>
          </table:table-cell>
          <table:table-cell office:value-type="string">
            <text:p>Behöver du ett klockarmband till [DEVICE]? Du kommer definitivt hitta ett här! Oavsett om du ska på en fest, ett möte eller bara behöver ett nytt klockarmband till din aktiva vardag så har vi garanterat någonting passande i vårt stora utbud. Klockarmbanden är dessutom lätta att byta, så om du har ett par att välja bland så är du alltid redo - oavsett tillställning eller aktivitet. När du handlar för mer än 199kr så &lt;b&gt;bjuder vi på frakten&lt;b/&gt;, vilket betyder att du kan fylla varukorgen med [DEVICE] klockarmband utan att oroa dig för leveransen. </text:p>
          </table:table-cell>
        </table:table-row>
        <table:table-row table:style-name="ro10">
          <table:table-cell office:value-type="string">
            <text:p>Klockarmband till [DEVICE]</text:p>
          </table:table-cell>
          <table:table-cell office:value-type="string">
            <text:p>Välkommen till Sveriges största sortiment av &lt;b&gt;klockarmband till [DEVICE]&lt;/b&gt;. Vårt lager är fyllt till bredden med alla olika sorters som du kan beställa redan idag. Hos oss kan du hitta både eleganta armband i metall eller läder som passar till vardags, samt mjuka klockarmband i silikon som passar den lite mer aktiva livsstilen. Gemensamt för de båda är det låga priset och den snabba frakten. Alla vår armband är också lätta att byta. </text:p>
          </table:table-cell>
        </table:table-row>
      </table:table>
      <table:database-ranges>
        <table:database-range table:target-range-address="dk.A1:dk.B1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03">01/03/2023</text:date>, <text:time>11:23: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Unix OpenOffice.org_project/4113m1$Build-9810</meta:generator>
    <dc:date>2023-01-03T11:23:18</dc:date>
    <meta:editing-duration>PT1H52M13S</meta:editing-duration>
    <meta:editing-cycles>25</meta:editing-cycles>
    <meta:document-statistic meta:table-count="2" meta:cell-count="40" meta:object-count="0"/>
    <meta:user-defined meta:name=""/>
  </office:meta>
</office:document-meta>
</file>